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b15" officeooo:paragraph-rsid="0015ab15"/>
    </style:style>
    <style:style style:name="P2" style:family="paragraph" style:parent-style-name="Standard">
      <style:text-properties style:use-window-font-color="true" loext:opacity="0%" fo:font-weight="bold" officeooo:rsid="0015ab15" officeooo:paragraph-rsid="0015ab15" style:font-weight-asian="bold" style:font-weight-complex="bold"/>
    </style:style>
    <style:style style:name="P3" style:family="paragraph" style:parent-style-name="Standard">
      <style:text-properties style:use-window-font-color="true" loext:opacity="0%" officeooo:rsid="0015ab15" officeooo:paragraph-rsid="0015ab15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rsid="0015ab15" officeooo:paragraph-rsid="00174203"/>
    </style:style>
    <style:style style:name="P5" style:family="paragraph" style:parent-style-name="Standard">
      <style:text-properties style:use-window-font-color="true" loext:opacity="0%" officeooo:rsid="00174203" officeooo:paragraph-rsid="00174203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rsid="00174203" officeooo:paragraph-rsid="00174203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rsid="0030c6cb" officeooo:paragraph-rsid="0030c6cb"/>
    </style:style>
    <style:style style:name="T1" style:family="text">
      <style:text-properties officeooo:rsid="00161e46"/>
    </style:style>
    <style:style style:name="T2" style:family="text">
      <style:text-properties officeooo:rsid="00174203"/>
    </style:style>
    <style:style style:name="T3" style:family="text">
      <style:text-properties officeooo:rsid="0017f1f3"/>
    </style:style>
    <style:style style:name="T4" style:family="text">
      <style:text-properties officeooo:rsid="001d5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isitos DAWES para el proyecto final del Curso 2DAW presencial y semipresencial.</text:p>
      <text:p text:style-name="P3"/>
      <text:p text:style-name="P3">En lo que concierne al modulo de Desarrollo Web en Entorno Servidor en el proyecto se piden como mínimo los siguientes requisitos:</text:p>
      <text:p text:style-name="P3"/>
      <text:p text:style-name="P3">1) <text:span text:style-name="T1">Lenguaje de programación </text:span>PHP.</text:p>
      <text:p text:style-name="P3"/>
      <text:p text:style-name="P3">2) Acceder a una base de datos para al menos seleccionar, insertar, borrar y modificar información en dicha base de datos usando MySql o MySqli <text:span text:style-name="T2">o PDO</text:span>.</text:p>
      <text:p text:style-name="P3"/>
      <text:p text:style-name="P3">3) Se deben manejar sesiones / cookies desde servidor para gestionar distintos tipos de usuarios (al menos 2 distintos -normal y admin ) con diferentes permisos, de manera que podamos conectarnos al sistema con diferentes usuarios que tengan diferentes privilegios y que por lo tanto puedan hacer <text:span text:style-name="T2">distintas </text:span>tareas.</text:p>
      <text:p text:style-name="P3"/>
      <text:p text:style-name="P4">4) <text:span text:style-name="T2">Incluir al menos una vista donde se muestre un listado de </text:span><text:span text:style-name="T4">í</text:span><text:span text:style-name="T2">tems </text:span><text:span text:style-name="T4">(por ejemplo: usuarios, productos, pedidos, etc...)</text:span><text:span text:style-name="T2">. Se incluirá un filtrado de esos ítems (según algún campo) y paginación de los resultados. Además, debes exportar</text:span> <text:span text:style-name="T2">ese</text:span> listado usando la librería para PDF.</text:p>
      <text:p text:style-name="P3"/>
      <text:p text:style-name="P3">5) Subir algún tipo de fichero al servidor web que sea válido para el uso del proyecto (fotos de usuario, fotos de art<text:span text:style-name="T4">í</text:span>culos, videos explicativos, configuración de la aplicación….)</text:p>
      <text:p text:style-name="P3"/>
      <text:p text:style-name="P3">6) Debe usar plantillas <text:s/>para agilizar la webapp del proyecto. “Cabecera”, “cuerpo principal” , “pie” como idea de plantillas.</text:p>
      <text:p text:style-name="P3"/>
      <text:p text:style-name="P5">7) Mantén una estructura ordenada <text:span text:style-name="T3">tanto </text:span>del código <text:span text:style-name="T3">como de</text:span> los recursos de tu proyecto.</text:p>
      <text:p text:style-name="P5"/>
      <text:p text:style-name="P3"/>
      <text:p text:style-name="P3">Aclaraciones:</text:p>
      <text:p text:style-name="P3"/>
      <text:p text:style-name="P3">a) No es necesario usar ningún FrameWork.</text:p>
      <text:p text:style-name="P3">b) Se puede programar orientado a objetos o con procedimental, al gusto del alumno.</text:p>
      <text:p text:style-name="P3">c) Se pueden usar librerías de terceros o propias del software de instalación del binario php. (GD, pecl, pear , etc.)</text:p>
      <text:p text:style-name="P6">d) Si lo consideras y se ajusta a tu proyecto, puedes añadir en tu código peticiones de consulta a api’s externas para incluir los datos devueltos en tu portal.</text:p>
      <text:p text:style-name="P7">e) No cumplir con los todos los requisitos planteados anteriormente conlleva a una calificación de no apto del proyect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9:00:01.118867180</meta:creation-date>
    <dc:date>2024-02-16T19:44:03.605762728</dc:date>
    <meta:editing-duration>PT25M44S</meta:editing-duration>
    <meta:editing-cycles>7</meta:editing-cycles>
    <meta:generator>LibreOffice/24.2.0.3$Linux_X86_64 LibreOffice_project/420$Build-3</meta:generator>
    <meta:document-statistic meta:table-count="0" meta:image-count="0" meta:object-count="0" meta:page-count="1" meta:paragraph-count="15" meta:word-count="313" meta:character-count="1910" meta:non-whitespace-character-count="1611"/>
  </office:meta>
</office:document-meta>
</file>